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05cm" style:rel-column-width="32787*"/>
    </style:style>
    <style:style style:name="Tableau9.B" style:family="table-column">
      <style:table-column-properties style:column-width="8.495cm" style:rel-column-width="3274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5.894cm" style:rel-column-width="61271*"/>
    </style:style>
    <style:style style:name="Tableau14.B" style:family="table-column">
      <style:table-column-properties style:column-width="1.106cm" style:rel-column-width="4264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4.A2" style:family="table-cell">
      <style:table-cell-properties fo:padding="0.097cm" fo:border-left="0.5pt solid #000000" fo:border-right="none" fo:border-top="none" fo:border-bottom="0.5pt solid #000000"/>
    </style:style>
    <style:style style:name="Tableau1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style:min-row-height="3.194cm"/>
    </style:style>
    <style:style style:name="Tableau17.A1" style:family="table-cell">
      <style:table-cell-properties fo:padding="0.097cm" fo:border="0.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padding="0.097cm" fo:border="0.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="0.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.097cm" fo:border="0.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5cm" style:rel-column-width="32767*"/>
    </style:style>
    <style:style style:name="Tableau21.B" style:family="table-column">
      <style:table-column-properties style:column-width="8.5cm" style:rel-column-width="32768*"/>
    </style:style>
    <style:style style:name="Tableau21.A1" style:family="table-cell">
      <style:table-cell-properties fo:padding="0.097cm" fo:border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97cm" fo:border="0.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97cm" fo:border="0.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97cm" fo:border="0.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97cm" fo:border="0.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padding="0.097cm" fo:border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97cm" fo:border="0.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97cm" fo:border="0.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padding="0.097cm" fo:border="0.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4.201cm" style:rel-column-width="8051*"/>
    </style:style>
    <style:style style:name="Tableau33.B" style:family="table-column">
      <style:table-column-properties style:column-width="2.799cm" style:rel-column-width="1587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3.A2" style:family="table-cell">
      <style:table-cell-properties fo:padding="0.097cm" fo:border-left="0.5pt solid #000000" fo:border-right="none" fo:border-top="none" fo:border-bottom="0.5pt solid #000000"/>
    </style:style>
    <style:style style:name="Tableau3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5e7dc"/>
    </style:style>
    <style:style style:name="P2" style:family="paragraph" style:parent-style-name="Standard">
      <style:text-properties officeooo:rsid="0005e7dc" officeooo:paragraph-rsid="0005e7dc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5e7dc" officeooo:paragraph-rsid="00109f33"/>
    </style:style>
    <style:style style:name="P4" style:family="paragraph" style:parent-style-name="Standard">
      <style:text-properties style:text-underline-style="none" officeooo:rsid="001c3be4" officeooo:paragraph-rsid="0005e7dc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041fd" officeooo:paragraph-rsid="0005e7dc" style:font-weight-asian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style:text-underline-style="none" fo:font-weight="normal" officeooo:rsid="002041fd" officeooo:paragraph-rsid="0005e7dc" style:font-weight-asian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text-underline-style="none" fo:font-weight="normal" officeooo:rsid="0005e7dc" officeooo:paragraph-rsid="0005e7dc" style:font-weight-asian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text-underline-style="none" fo:font-weight="bold" officeooo:rsid="001e63b8" officeooo:paragraph-rsid="0005e7dc" style:font-weight-asian="bold" style:font-weight-complex="bold"/>
    </style:style>
    <style:style style:name="P9" style:family="paragraph" style:parent-style-name="Standard">
      <style:paragraph-properties fo:margin-left="2.501cm" fo:margin-right="0cm" fo:text-indent="0cm" style:auto-text-indent="false" fo:break-before="page"/>
      <style:text-properties style:text-underline-style="none" officeooo:rsid="0005e7dc" officeooo:paragraph-rsid="0005e7dc"/>
    </style:style>
    <style:style style:name="P10" style:family="paragraph" style:parent-style-name="Standard">
      <style:text-properties officeooo:rsid="001df1cf" officeooo:paragraph-rsid="0005e7dc"/>
    </style:style>
    <style:style style:name="P11" style:family="paragraph" style:parent-style-name="Standard">
      <style:text-properties officeooo:rsid="001c3be4" officeooo:paragraph-rsid="0005e7dc"/>
    </style:style>
    <style:style style:name="P12" style:family="paragraph" style:parent-style-name="Standard">
      <style:text-properties fo:font-weight="bold" officeooo:rsid="0005e7dc" officeooo:paragraph-rsid="0005e7dc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05e7dc" officeooo:paragraph-rsid="0005e7dc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bold" officeooo:rsid="000ea102" officeooo:paragraph-rsid="000ea102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weight="bold" officeooo:rsid="000ea102" officeooo:paragraph-rsid="000ea102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111a1a" officeooo:paragraph-rsid="00111a1a" style:font-weight-asian="bold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5e7dc" officeooo:paragraph-rsid="0005e7dc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fo:font-weight="normal" officeooo:rsid="002041fd" officeooo:paragraph-rsid="0005e7dc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officeooo:rsid="002041fd" officeooo:paragraph-rsid="0005e7dc"/>
    </style:style>
    <style:style style:name="P20" style:family="paragraph" style:parent-style-name="Standard">
      <style:paragraph-properties fo:margin-left="0cm" fo:margin-right="0cm" fo:line-height="100%" fo:text-indent="0cm" style:auto-text-indent="false"/>
      <style:text-properties officeooo:paragraph-rsid="0005e7dc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officeooo:rsid="0006100c" officeooo:paragraph-rsid="0006100c"/>
    </style:style>
    <style:style style:name="P23" style:family="paragraph" style:parent-style-name="Table_20_Contents">
      <style:text-properties officeooo:paragraph-rsid="0005e7dc"/>
    </style:style>
    <style:style style:name="P24" style:family="paragraph" style:parent-style-name="Standard">
      <style:text-properties fo:font-style="normal" officeooo:rsid="0005e7dc" officeooo:paragraph-rsid="0005e7dc" style:font-style-asian="normal" style:font-style-complex="normal"/>
    </style:style>
    <style:style style:name="P25" style:family="paragraph" style:parent-style-name="Standard">
      <style:text-properties fo:font-style="normal" officeooo:rsid="0006100c" officeooo:paragraph-rsid="0006100c" style:font-style-asian="normal" style:font-style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tyle="normal" officeooo:rsid="0008df37" officeooo:paragraph-rsid="0008df37" style:font-style-asian="normal" style:font-style-complex="normal"/>
    </style:style>
    <style:style style:name="P27" style:family="paragraph" style:parent-style-name="Standard">
      <style:text-properties fo:font-style="normal" officeooo:rsid="000a9a14" officeooo:paragraph-rsid="000a9a14" style:font-style-asian="normal" style:font-style-complex="normal"/>
    </style:style>
    <style:style style:name="P28" style:family="paragraph" style:parent-style-name="Standard">
      <style:text-properties fo:font-style="normal" officeooo:rsid="000a9a14" officeooo:paragraph-rsid="000e481f" style:font-style-asian="normal" style:font-style-complex="normal"/>
    </style:style>
    <style:style style:name="P29" style:family="paragraph" style:parent-style-name="Standard">
      <style:text-properties fo:font-style="normal" officeooo:rsid="000d511e" officeooo:paragraph-rsid="000d511e" style:font-style-asian="normal" style:font-style-complex="normal"/>
    </style:style>
    <style:style style:name="P30" style:family="paragraph" style:parent-style-name="Standard">
      <style:text-properties fo:font-style="normal" officeooo:rsid="000da278" officeooo:paragraph-rsid="000da278" style:font-style-asian="normal" style:font-style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officeooo:rsid="000da278" officeooo:paragraph-rsid="000ea102" style:font-style-asian="normal" style:font-style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style="normal" officeooo:rsid="000e481f" officeooo:paragraph-rsid="000da278" style:font-style-asian="normal" style:font-style-complex="normal"/>
    </style:style>
    <style:style style:name="P33" style:family="paragraph" style:parent-style-name="Standard">
      <style:text-properties fo:font-style="normal" officeooo:rsid="000e481f" officeooo:paragraph-rsid="000da278" style:font-style-asian="normal" style:font-style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tyle="normal" officeooo:rsid="000ea102" officeooo:paragraph-rsid="000ea102" style:font-style-asian="normal" style:font-style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officeooo:rsid="000ea102" officeooo:paragraph-rsid="000ea102" style:font-style-asian="normal" style:font-style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officeooo:rsid="00100f94" officeooo:paragraph-rsid="00100f94" style:font-style-asian="normal" style:font-style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officeooo:rsid="00109f33" officeooo:paragraph-rsid="00100f94" style:font-style-asian="normal" style:font-style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officeooo:rsid="0013d1c3" officeooo:paragraph-rsid="0013d1c3" style:font-style-asian="normal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4ac8e" officeooo:paragraph-rsid="0014ac8e" style:font-style-asian="normal" style:font-style-complex="normal"/>
    </style:style>
    <style:style style:name="P4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officeooo:rsid="0014ac8e" officeooo:paragraph-rsid="0014ac8e" style:font-style-asian="normal" style:font-style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6199" officeooo:paragraph-rsid="00166199" style:font-style-asian="normal" style:font-style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0ea102" officeooo:paragraph-rsid="000ea102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officeooo:paragraph-rsid="000a9a14"/>
    </style:style>
    <style:style style:name="P44" style:family="paragraph" style:parent-style-name="Standard">
      <style:text-properties officeooo:rsid="000d511e" officeooo:paragraph-rsid="000d511e"/>
    </style:style>
    <style:style style:name="P45" style:family="paragraph" style:parent-style-name="Standard">
      <style:text-properties officeooo:rsid="000da278" officeooo:paragraph-rsid="000da278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officeooo:rsid="000e481f" officeooo:paragraph-rsid="000da278"/>
    </style:style>
    <style:style style:name="P47" style:family="paragraph" style:parent-style-name="Standard">
      <style:text-properties officeooo:rsid="000ea102" officeooo:paragraph-rsid="000ea102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officeooo:rsid="000ea102" officeooo:paragraph-rsid="000ea102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100f94" officeooo:paragraph-rsid="00100f94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109f33" officeooo:paragraph-rsid="00109f33"/>
    </style:style>
    <style:style style:name="P51" style:family="paragraph" style:parent-style-name="Table_20_Contents">
      <style:text-properties officeooo:rsid="000a9a14" officeooo:paragraph-rsid="000a9a14"/>
    </style:style>
    <style:style style:name="P52" style:family="paragraph" style:parent-style-name="Table_20_Contents">
      <style:text-properties fo:font-size="11pt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officeooo:rsid="00100f94" officeooo:paragraph-rsid="00100f94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font-size="11pt" officeooo:rsid="00109f33" officeooo:paragraph-rsid="00109f33" style:font-size-asian="11pt" style:font-size-complex="11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rsid="00111a1a" officeooo:paragraph-rsid="00111a1a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rsid="0013932c" officeooo:paragraph-rsid="0013932c"/>
    </style:style>
    <style:style style:name="P58" style:family="paragraph" style:parent-style-name="Table_20_Contents">
      <style:text-properties officeooo:rsid="0013932c" officeooo:paragraph-rsid="0013932c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rsid="0013d1c3" officeooo:paragraph-rsid="00111a1a"/>
    </style:style>
    <style:style style:name="P60" style:family="paragraph" style:parent-style-name="Table_20_Contents">
      <style:text-properties officeooo:rsid="0013d1c3" officeooo:paragraph-rsid="0013d1c3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rsid="0013d1c3" officeooo:paragraph-rsid="0013d1c3"/>
    </style:style>
    <style:style style:name="P62" style:family="paragraph" style:parent-style-name="Table_20_Contents">
      <style:paragraph-properties fo:text-align="justify" style:justify-single-word="false"/>
    </style:style>
    <style:style style:name="P63" style:family="paragraph" style:parent-style-name="Footnote">
      <style:text-properties officeooo:rsid="001c8894" officeooo:paragraph-rsid="001c8894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tyle="italic" officeooo:rsid="0013d1c3" officeooo:paragraph-rsid="0013d1c3" style:font-style-asian="italic" style:font-style-complex="italic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6199" officeooo:paragraph-rsid="00166199" style:font-style-asian="normal" style:font-style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d763e" officeooo:paragraph-rsid="001d763e" style:font-style-asian="normal" style:font-style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f49dc" officeooo:paragraph-rsid="001f49dc" style:font-style-asian="normal" style:font-style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fe98c" officeooo:paragraph-rsid="001fe98c" style:font-style-asian="normal" style:font-style-complex="normal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21aded" officeooo:paragraph-rsid="0021aded" style:font-style-asian="normal" style:font-style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tyle="normal" fo:font-weight="bold" officeooo:rsid="00166199" officeooo:paragraph-rsid="00166199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officeooo:rsid="001cdded" officeooo:paragraph-rsid="00185861" style:font-style-asian="normal" style:font-style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officeooo:rsid="00185861" officeooo:paragraph-rsid="00185861" style:font-style-asian="normal" style:font-style-complex="normal"/>
    </style:style>
    <style:style style:name="P7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style:text-underline-style="none" officeooo:rsid="00185861" officeooo:paragraph-rsid="00185861" style:font-style-asian="normal" style:font-style-complex="normal"/>
    </style:style>
    <style:style style:name="P7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tyle="normal" style:text-underline-style="none" officeooo:rsid="00185861" officeooo:paragraph-rsid="00185861" style:font-style-asian="normal" style:font-style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officeooo:rsid="0018e3b4" officeooo:paragraph-rsid="0018e3b4" style:font-style-asian="normal" style:font-style-complex="normal"/>
    </style:style>
    <style:style style:name="P7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tyle="normal" style:text-underline-style="none" officeooo:rsid="001cb3f8" officeooo:paragraph-rsid="001cb3f8" style:font-style-asian="normal" style:font-style-complex="normal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1c8894" officeooo:paragraph-rsid="00215780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officeooo:rsid="001c3be4" officeooo:paragraph-rsid="00185861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c3be4" officeooo:paragraph-rsid="00185861"/>
    </style:style>
    <style:style style:name="P80" style:family="paragraph" style:parent-style-name="Standard">
      <style:text-properties style:text-underline-style="none" officeooo:rsid="001cdded" officeooo:paragraph-rsid="00185861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cdded" officeooo:paragraph-rsid="00185861"/>
    </style:style>
    <style:style style:name="P82" style:family="paragraph" style:parent-style-name="Standard">
      <style:text-properties officeooo:rsid="001cdded" officeooo:paragraph-rsid="00185861"/>
    </style:style>
    <style:style style:name="P83" style:family="paragraph" style:parent-style-name="Standard">
      <style:text-properties officeooo:rsid="001fe98c" officeooo:paragraph-rsid="001fe98c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officeooo:rsid="00166199" officeooo:paragraph-rsid="00215780" style:font-size-asian="11pt" style:font-style-asian="normal" style:font-size-complex="11pt" style:font-style-complex="normal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officeooo:rsid="00166199" officeooo:paragraph-rsid="00215780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Table_20_Contents">
      <style:text-properties officeooo:paragraph-rsid="00185861"/>
    </style:style>
    <style:style style:name="P87" style:family="paragraph" style:parent-style-name="Table_20_Contents">
      <style:paragraph-properties fo:text-align="justify" style:justify-single-word="false"/>
    </style:style>
    <style:style style:name="P88" style:family="paragraph" style:parent-style-name="Table_20_Contents">
      <style:paragraph-properties fo:text-align="end" style:justify-single-word="false"/>
      <style:text-properties officeooo:rsid="001c8894" officeooo:paragraph-rsid="00215780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100c" style:font-style-asian="normal" style:font-style-complex="normal"/>
    </style:style>
    <style:style style:name="T4" style:family="text">
      <style:text-properties fo:font-style="normal" officeooo:rsid="000da278" style:font-style-asian="normal" style:font-style-complex="normal"/>
    </style:style>
    <style:style style:name="T5" style:family="text">
      <style:text-properties fo:font-style="normal" officeooo:rsid="000ea102" style:font-style-asian="normal" style:font-style-complex="normal"/>
    </style:style>
    <style:style style:name="T6" style:family="text">
      <style:text-properties fo:font-style="normal" officeooo:rsid="00109f33" style:font-style-asian="normal" style:font-style-complex="normal"/>
    </style:style>
    <style:style style:name="T7" style:family="text">
      <style:text-properties fo:font-style="normal" officeooo:rsid="001c9915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e481f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09f33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00f94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e481f" style:font-weight-asian="bold" style:font-weight-complex="bold"/>
    </style:style>
    <style:style style:name="T15" style:family="text">
      <style:text-properties fo:font-weight="bold" officeooo:rsid="001f49dc" style:font-weight-asian="bold" style:font-weight-complex="bold"/>
    </style:style>
    <style:style style:name="T16" style:family="text">
      <style:text-properties fo:font-weight="bold" officeooo:rsid="0013932c" style:font-weight-asian="bold" style:font-weight-complex="bold"/>
    </style:style>
    <style:style style:name="T17" style:family="text">
      <style:text-properties fo:font-weight="bold" officeooo:rsid="0013d1c3" style:font-weight-asian="bold" style:font-weight-complex="bold"/>
    </style:style>
    <style:style style:name="T18" style:family="text">
      <style:text-properties fo:font-weight="bold" officeooo:rsid="0014ac8e" style:font-weight-asian="bold" style:font-weight-complex="bold"/>
    </style:style>
    <style:style style:name="T19" style:family="text">
      <style:text-properties fo:font-weight="bold" officeooo:rsid="00215780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2041fd" style:font-weight-asian="normal" style:font-weight-complex="normal"/>
    </style:style>
    <style:style style:name="T23" style:family="text">
      <style:text-properties style:text-underline-style="none" fo:font-weight="normal" officeooo:rsid="00223b55" style:font-weight-asian="normal" style:font-weight-complex="normal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bold" officeooo:rsid="002041fd" style:font-weight-asian="bold" style:font-weight-complex="bold"/>
    </style:style>
    <style:style style:name="T26" style:family="text">
      <style:text-properties style:text-underline-style="none" fo:font-weight="bold" officeooo:rsid="000e481f" style:font-weight-asian="bold" style:font-weight-complex="bold"/>
    </style:style>
    <style:style style:name="T27" style:family="text">
      <style:text-properties style:text-underline-style="none" fo:font-weight="bold" officeooo:rsid="001cdded" style:font-weight-asian="bold" style:font-weight-complex="bold"/>
    </style:style>
    <style:style style:name="T28" style:family="text">
      <style:text-properties style:text-underline-style="none" fo:font-weight="bold" officeooo:rsid="001c3be4" style:font-weight-asian="bold" style:font-weight-complex="bold"/>
    </style:style>
    <style:style style:name="T29" style:family="text">
      <style:text-properties style:text-underline-style="none" officeooo:rsid="001cdded"/>
    </style:style>
    <style:style style:name="T30" style:family="text">
      <style:text-properties style:text-underline-style="none" officeooo:rsid="001f49dc"/>
    </style:style>
    <style:style style:name="T31" style:family="text">
      <style:text-properties style:text-underline-style="none" officeooo:rsid="001c3be4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4ac8e" style:font-style-asian="italic" style:font-style-complex="italic"/>
    </style:style>
    <style:style style:name="T35" style:family="text">
      <style:text-properties officeooo:rsid="000c13b4"/>
    </style:style>
    <style:style style:name="T36" style:family="text">
      <style:text-properties officeooo:rsid="000da278"/>
    </style:style>
    <style:style style:name="T37" style:family="text">
      <style:text-properties officeooo:rsid="000e481f"/>
    </style:style>
    <style:style style:name="T38" style:family="text">
      <style:text-properties officeooo:rsid="0013932c"/>
    </style:style>
    <style:style style:name="T39" style:family="text">
      <style:text-properties officeooo:rsid="0014ac8e"/>
    </style:style>
    <style:style style:name="T40" style:family="text">
      <style:text-properties officeooo:rsid="00166199"/>
    </style:style>
    <style:style style:name="T41" style:family="text">
      <style:text-properties officeooo:rsid="00185861"/>
    </style:style>
    <style:style style:name="T42" style:family="text">
      <style:text-properties officeooo:rsid="001babaa"/>
    </style:style>
    <style:style style:name="T43" style:family="text">
      <style:text-properties officeooo:rsid="001c8894"/>
    </style:style>
    <style:style style:name="T44" style:family="text">
      <style:text-properties officeooo:rsid="001cb3f8"/>
    </style:style>
    <style:style style:name="T45" style:family="text">
      <style:text-properties officeooo:rsid="001f49dc"/>
    </style:style>
    <style:style style:name="T46" style:family="text">
      <style:text-properties officeooo:rsid="001fe98c"/>
    </style:style>
    <style:style style:name="T47" style:family="text">
      <style:text-properties officeooo:rsid="00215780"/>
    </style:style>
    <style:style style:name="T48" style:family="text">
      <style:text-properties officeooo:rsid="0021a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Une vérité absolue est-elle possible ?</text:p>
      <text:p text:style-name="P1"/>
      <text:p text:style-name="P1"/>
      <text:p text:style-name="P1"/>
      <text:p text:style-name="P12">Introduction</text:p>
      <text:p text:style-name="P17">a. Définition des termes</text:p>
      <text:p text:style-name="P2"><text:tab/><text:tab/>1. La notion de jugement</text:p>
      <text:p text:style-name="P2"/>
      <text:p text:style-name="P10"><text:span text:style-name="T1">Définition :</text:span> un <text:span text:style-name="T13">jugement</text:span> est une phrase qui peut être vraie ou fausse.</text:p>
      <text:p text:style-name="P10"/>
      <text:p text:style-name="P10"><text:span text:style-name="T14">1.</text:span><text:span text:style-name="T37"> </text:span>Dans les phrases suivantes, quelles phrases ne sont pas des jugements ?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a. Deux et deux font quatre</text:p>
            <text:p text:style-name="Table_20_Contents">b. Peux-tu me passer le sel ?</text:p>
            <text:p text:style-name="Table_20_Contents">c. Quel ennui !</text:p>
          </table:table-cell>
          <table:table-cell table:style-name="Tableau2.A1" office:value-type="string">
            <text:p text:style-name="Table_20_Contents">d. Le Soleil tourne autour de la Terre.</text:p>
            <text:p text:style-name="Table_20_Contents">e. Nous sommes au mois de septembre</text:p>
            <text:p text:style-name="Table_20_Contents">f. Donne-moi ta trousse.</text:p>
          </table:table-cell>
        </table:table-row>
      </table:table>
      <text:p text:style-name="P10"/>
      <text:p text:style-name="P11"><text:span text:style-name="T26">2. </text:span><text:span text:style-name="T32">Synthèse :</text:span><text:span text:style-name="T20"> du point de vue de la grammaire, quelles semblent être les caractéristiques d’un jugement ?</text:span></text:p>
      <table:table table:name="Tableau1" table:style-name="Tableau1">
        <table:table-column table:style-name="Tableau1.A"/>
        <table:table-row table:style-name="TableLine2189265302352">
          <table:table-cell table:style-name="Tableau1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4"/>
      <text:p text:style-name="P4"/>
      <text:p text:style-name="P7"><text:tab/><text:tab/>2. Vérité et réalité</text:p>
      <text:p text:style-name="P6"/>
      <text:p text:style-name="P6"><text:span text:style-name="T14">3.</text:span><text:span text:style-name="T37"> C</text:span>omplétez chaque phrase avec le mot « vrai(e) » ou « réel(le) ».</text:p>
      <text:p text:style-name="P8"/>
      <text:p text:style-name="P6">a. Les licornes ne sont pas …………….……….</text:p>
      <text:p text:style-name="P6">b. Il est ……………………….. que deux et deux font quatre</text:p>
      <text:p text:style-name="P6">c. La phrase « nous sommes au lycée » est …………………….…..</text:p>
      <text:p text:style-name="P6">d. Le tableau en face de vous est ……………………………………..</text:p>
      <text:p text:style-name="P18"/>
      <text:p text:style-name="P18"><text:span text:style-name="T26">4. </text:span>Synthèse :</text:p>
      <text:p text:style-name="P20"><text:span text:style-name="T22">Le mot ……….. s’applique à des </text:span><text:span text:style-name="T25">propositions</text:span><text:span text:style-name="T22">. </text:span><text:span text:style-name="T23">Son opposé est …………………...</text:span></text:p>
      <text:p text:style-name="P19"><text:span text:style-name="T21">Le mot ……….. s’applique à des </text:span><text:span text:style-name="T24">choses</text:span><text:span text:style-name="T21">. </text:span><text:span text:style-name="T23">Son opposé est ………………………...</text:span></text:p>
      <text:p text:style-name="P6"/>
      <text:p text:style-name="P6"><text:span text:style-name="T14">5.</text:span><text:span text:style-name="T37"> </text:span>Essayez de définir la notion de vérité :</text:p>
      <table:table table:name="Tableau5" table:style-name="Tableau5">
        <table:table-column table:style-name="Tableau5.A"/>
        <table:table-row table:style-name="TableLine2189265301776">
          <table:table-cell table:style-name="Tableau5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5"/>
      <text:p text:style-name="P4"/>
      <text:p text:style-name="P9">3. Relatif et absolu</text:p>
      <text:p text:style-name="P2"/>
      <text:p text:style-name="P2"><text:span text:style-name="T14">6.</text:span><text:span text:style-name="T37"> </text:span>Pour les jugements suivants, dites s’ils sont <text:span text:style-name="T33">relatifs </text:span><text:span text:style-name="T2">ou </text:span><text:span text:style-name="T33">absolus</text:span><text:span text:style-name="T2">. </text:span><text:span text:style-name="T3">Justifiez</text:span></text:p>
      <table:table table:name="Tableau3" table:style-name="Tableau3">
        <table:table-column table:style-name="Tableau3.A"/>
        <table:table-column table:style-name="Tableau3.B"/>
        <table:table-row table:style-name="TableLine2189265307248">
          <table:table-cell table:style-name="Tableau3.A1" office:value-type="string">
            <text:p text:style-name="Table_20_Contents">a. 2+2 = 4</text:p>
            <text:p text:style-name="Table_20_Contents">b. Le chocolat noir, c’est bon</text:p>
            <text:p text:style-name="Table_20_Contents">c. Le chocolat noir provient du cacao</text:p>
          </table:table-cell>
          <table:table-cell table:style-name="Tableau3.A1" office:value-type="string">
            <text:p text:style-name="Table_20_Contents">d. La Tour Eiffel est grande</text:p>
            <text:p text:style-name="Table_20_Contents">e. La Tour Eiffel mesure 300m de haut.</text:p>
            <text:p text:style-name="Table_20_Contents">f. L’eau est composée d’oxygène et d’hydrogène</text:p>
          </table:table-cell>
        </table:table-row>
      </table:table>
      <text:p text:style-name="P24"/>
      <text:p text:style-name="P22"><text:span text:style-name="T9">7. </text:span><text:span text:style-name="T2">De façon générale, expliquez quelle est la différence entre ce qui est </text:span><text:span text:style-name="T33">relatif</text:span><text:span text:style-name="T2"> et ce qui est </text:span><text:span text:style-name="T33">absolu</text:span><text:span text:style-name="T2">.</text:span></text:p>
      <table:table table:name="Tableau4" table:style-name="Tableau4">
        <table:table-column table:style-name="Tableau4.A"/>
        <table:table-row table:style-name="TableLine2189265302064">
          <table:table-cell table:style-name="Tableau4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5"/>
      <text:p text:style-name="P25"/>
      <text:p text:style-name="P26">2. Problématisation</text:p>
      <text:p text:style-name="P25"/>
      <text:p text:style-name="P27"><text:span text:style-name="T14">8. </text:span>Avons-nous tous la même perception du monde ? Pourquoi ? Ma perception est-elle plus vraie que la vôtre ?</text:p>
      <table:table table:name="Tableau6" table:style-name="Tableau6">
        <table:table-column table:style-name="Tableau6.A"/>
        <table:table-row table:style-name="TableLine2189265302928">
          <table:table-cell table:style-name="Tableau6.A1" office:value-type="string">
            <text:p text:style-name="P51">A première vue…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7"/>
      <text:p text:style-name="P28"><text:span text:style-name="T32">Définition :</text:span> une « contradiction performative » est un jugement que je ne peux pas affirmer sans que cela crée une contradiction.</text:p>
      <text:p text:style-name="P28"><text:span text:style-name="T14">9.</text:span><text:span text:style-name="T37"> </text:span>Par exemple, si je suis vendéen, puis-je dire la phrase « tous les vendéens mentent » ?</text:p>
      <table:table table:name="Tableau7" table:style-name="Tableau7">
        <table:table-column table:style-name="Tableau7.A"/>
        <table:table-row table:style-name="TableLine2189265307536">
          <table:table-cell table:style-name="Tableau7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7"/>
      <text:p text:style-name="P27"><text:span text:style-name="T14">10. </text:span>La phrase « il n’y a pas de vérité absolue » est une contradiction performative. Expliquez pourquoi en vous aidant de la définition précédente.</text:p>
      <text:p text:style-name="P27"/>
      <table:table table:name="Tableau8" table:style-name="Tableau8">
        <table:table-column table:style-name="Tableau8.A"/>
        <table:table-row table:style-name="TableLine2189265310128">
          <table:table-cell table:style-name="Tableau8.A1" office:value-type="string">
            <text:p text:style-name="P51">Cependant..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3"/>
      <text:p text:style-name="P2"/>
      <text:p text:style-name="P13">I. Chacun d’entre nous se représente le monde d’<text:span text:style-name="T35">une façon qui lui est propre</text:span></text:p>
      <text:p text:style-name="P2"/>
      <text:p text:style-name="P44"><text:span text:style-name="T13">1.</text:span> Pour chacun des énoncés ci-dessous, expliquez <text:span text:style-name="T33">d’où </text:span><text:span text:style-name="T2">nous viennent ces croyances :</text:span></text:p>
      <table:table table:name="Tableau9" table:style-name="Tableau9">
        <table:table-column table:style-name="Tableau9.A"/>
        <table:table-column table:style-name="Tableau9.B"/>
        <table:table-row table:style-name="TableLine2189265308112">
          <table:table-cell table:style-name="Tableau9.A1" office:value-type="string">
            <text:p text:style-name="Table_20_Contents">a. Le ciel est bleu aujourd’hui</text:p>
          </table:table-cell>
          <table:table-cell table:style-name="Tableau9.B1" office:value-type="string">
            <text:p text:style-name="Table_20_Contents"/>
          </table:table-cell>
        </table:table-row>
        <table:table-row table:style-name="TableLine2189265303504">
          <table:table-cell table:style-name="Tableau9.A2" office:value-type="string">
            <text:p text:style-name="Table_20_Contents">b. Le vinaigre est acide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2189265310704">
          <table:table-cell table:style-name="Tableau9.A2" office:value-type="string">
            <text:p text:style-name="Table_20_Contents">c. Nous ne sommes pas encore à la fin du cours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2189265304368">
          <table:table-cell table:style-name="Tableau9.A2" office:value-type="string">
            <text:p text:style-name="Table_20_Contents">d. Je suis assis sur une chaise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2189265303792">
          <table:table-cell table:style-name="Tableau9.A2" office:value-type="string">
            <text:p text:style-name="Table_20_Contents">e. Le gâteau a fini de cuire dans le four</text:p>
          </table:table-cell>
          <table:table-cell table:style-name="Tableau9.B2" office:value-type="string">
            <text:p text:style-name="Table_20_Contents"/>
          </table:table-cell>
        </table:table-row>
      </table:table>
      <text:p text:style-name="P29"/>
      <text:p text:style-name="P29"/>
      <text:p text:style-name="P44"><text:span text:style-name="T8">2. </text:span><text:span text:style-name="T2">De façon générale, mes croyances sur le monde me viennent de mes ………………………….</text:span></text:p>
      <text:p text:style-name="P29"/>
      <text:p text:style-name="P44"><text:span text:style-name="T8">3.</text:span><text:span text:style-name="T2"> Trouvez un cas dans lequel deux individus différent</text:span><text:span text:style-name="T4">s</text:span><text:span text:style-name="T2"> peuvent </text:span><text:span text:style-name="T33">voir, entendre </text:span><text:span text:style-name="T4">ou</text:span><text:span text:style-name="T2"> </text:span><text:span text:style-name="T33">sentir</text:span><text:span text:style-name="T2"> </text:span><text:span text:style-name="T4">différemment alors qu’ils sont placés dans la même situation</text:span><text:span text:style-name="T2">.</text:span></text:p>
      <table:table table:name="Tableau10" table:style-name="Tableau10">
        <table:table-column table:style-name="Tableau10.A"/>
        <table:table-row table:style-name="TableLine2189265297456">
          <table:table-cell table:style-name="Tableau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9"/>
      <text:p text:style-name="P44"><text:span text:style-name="T8">4. </text:span><text:span text:style-name="T2">Analysez l’exemple que vous venez de donner. </text:span><text:span text:style-name="T4">Pour quelle raison précise</text:span><text:span text:style-name="T2">, dans ce cas, les deux individus n’ont-ils pas perçu la même chose ?</text:span></text:p>
      <table:table table:name="Tableau11" table:style-name="Tableau11">
        <table:table-column table:style-name="Tableau11.A"/>
        <table:table-row table:style-name="TableLine2189265295440">
          <table:table-cell table:style-name="Tableau1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9"/>
      <text:p text:style-name="P30">Tirons-en les conclusions.</text:p>
      <text:p text:style-name="P45"><text:span text:style-name="T8">5.</text:span><text:span text:style-name="T2"> Nos sensations sont-elles absolument fiables ?</text:span></text:p>
      <table:table table:name="Tableau12" table:style-name="Tableau12">
        <table:table-column table:style-name="Tableau12.A"/>
        <table:table-row table:style-name="TableLine2189265298896">
          <table:table-cell table:style-name="Tableau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0"/>
      <text:p text:style-name="P45"><text:span text:style-name="T8">6.</text:span><text:span text:style-name="T2"> Quand deux individus ne perçoivent pas la même chose, est-il toujours possible de dire qui a tort, et qui a raison ? Pourquoi ?</text:span></text:p>
      <table:table table:name="Tableau13" table:style-name="Tableau13">
        <table:table-column table:style-name="Tableau13.A"/>
        <table:table-row table:style-name="TableLine2189265300048">
          <table:table-cell table:style-name="Tableau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5"><text:span text:style-name="T2">Pour exprimer cette idée, le sophiste</text:span><text:span text:style-name="T2"><text:note text:id="ftn1" text:note-class="footnote"><text:note-citation>1</text:note-citation><text:note-body><text:p text:style-name="Footnote">Les sophistes (« spécialistes du savoir ») étaient des savants grecs du Vè siècle av. J.-C., qui allaient de ville en ville pour vendre leurs enseignements aux jeunes aristocrates, <text:span text:style-name="T36">en leur enseignant </text:span>comment défendre le pour et le contre sur n'importe quelle thèse.</text:p></text:note-body></text:note></text:span><text:span text:style-name="T2"> Protagoras affirme que « l’homme est la mesure de toute chose ». Essayons de comprendre cette formule.</text:span></text:p>
      <text:p text:style-name="P32">- Quand Protagoras dit « l’homme », il veut dire : « chaque homme, individuellement »</text:p>
      <text:p text:style-name="P46"><text:span text:style-name="T2">- Ici, l’expression « être la mesure de X » signifie : « décider de </text:span><text:span text:style-name="T5">ce qu’est</text:span><text:span text:style-name="T2"> X </text:span><text:span text:style-name="T5">en réalité</text:span><text:span text:style-name="T2"> »</text:span></text:p>
      <text:p text:style-name="P33"/>
      <text:p text:style-name="P47"><text:span text:style-name="T8">7.</text:span><text:span text:style-name="T2"> En fonction de ces précisions, identifiez la bonne reformulation de la citation de Protagoras :</text:span></text:p>
      <text:p text:style-name="P34">A. Chaque homme a une certaine expérience du monde, mais cette expérience ne ressemble pas à ce que sont réellement les choses. </text:p>
      <text:p text:style-name="P34">B. Tous les hommes voient le monde d’une même façon, mais cette interprétation n’a rien à voir avec ce que les choses sont en réalité.</text:p>
      <text:p text:style-name="P48"><text:span text:style-name="T2">C. Les choses n’ont pas de vérité </text:span><text:span text:style-name="T33">en elles-mêmes </text:span><text:span text:style-name="T2">; elles sont toujours différentes pour chaque homme qui en fait l’expérience.</text:span></text:p>
      <text:p text:style-name="P35"/>
      <text:p text:style-name="P14"><text:span text:style-name="T2">8. </text:span><text:span text:style-name="T11">La position de Protagoras implique que les choses n’existent qu’en fonction de l’homme qui les perçoit. Pour cette raison, on appelle cette pensée :</text:span></text:p>
      <text:p text:style-name="P15"><text:span text:style-name="T11">- </text:span><text:span text:style-name="T12">Une philosophie constructiviste</text:span></text:p>
      <text:p text:style-name="P42">- Une philosophie relativiste</text:p>
      <text:p text:style-name="P15"><text:span text:style-name="T11">- Une philosophie </text:span><text:span text:style-name="T12">réaliste</text:span></text:p>
      <text:p text:style-name="P15"><text:span text:style-name="T11">- Un</text:span><text:span text:style-name="T12">e philosophie dogmatique</text:span></text:p>
      <text:p text:style-name="P31"/>
      <text:p text:style-name="P49"><text:span text:style-name="T8">9.</text:span><text:span text:style-name="T2"> A partir de ce que nous avons dit, remettez dans l’ordre l’argumentation des sophistes </text:span><text:span text:style-name="T6">(de 1 à 7)</text:span><text:span text:style-name="T2">. La première et la dernière proposition vous sont données.</text:span></text:p>
      <table:table table:name="Tableau14" table:style-name="Tableau14">
        <table:table-column table:style-name="Tableau14.A"/>
        <table:table-column table:style-name="Tableau14.B"/>
        <table:table-row table:style-name="TableLine2189265306096">
          <table:table-cell table:style-name="Tableau14.A1" office:value-type="string">
            <text:p text:style-name="P52">Toute expérience se fait grâce aux organes des sens (l’œil, la main, l’oreille...)</text:p>
          </table:table-cell>
          <table:table-cell table:style-name="Tableau14.B1" office:value-type="string">
            <text:p text:style-name="P53">1</text:p>
          </table:table-cell>
        </table:table-row>
        <table:table-row table:style-name="TableLine2189265323376">
          <table:table-cell table:style-name="Tableau14.A2" office:value-type="string">
            <text:p text:style-name="P52">Or comme il n’y a que l’expérience sensible qui nous permette de connaître le monde</text:p>
          </table:table-cell>
          <table:table-cell table:style-name="Tableau14.B2" office:value-type="string">
            <text:p text:style-name="P54"/>
          </table:table-cell>
        </table:table-row>
        <table:table-row table:style-name="TableLine2189265313872">
          <table:table-cell table:style-name="Tableau14.A2" office:value-type="string">
            <text:p text:style-name="P52">Mais les organes des sens sont propres à chaque individu</text:p>
          </table:table-cell>
          <table:table-cell table:style-name="Tableau14.B2" office:value-type="string">
            <text:p text:style-name="P54"/>
          </table:table-cell>
        </table:table-row>
        <table:table-row table:style-name="TableLine2189265321936">
          <table:table-cell table:style-name="Tableau14.A2" office:value-type="string">
            <text:p text:style-name="P52">Par conséquent, l’expérience elle-même est relative à celui qui la fait</text:p>
          </table:table-cell>
          <table:table-cell table:style-name="Tableau14.B2" office:value-type="string">
            <text:p text:style-name="P54"/>
          </table:table-cell>
        </table:table-row>
        <table:table-row table:style-name="TableLine2189265319632">
          <table:table-cell table:style-name="Tableau14.A2" office:value-type="string">
            <text:p text:style-name="P52">Par exemple, un homme trouvera que le miel est doux, et un autre le trouvera amer</text:p>
          </table:table-cell>
          <table:table-cell table:style-name="Tableau14.B2" office:value-type="string">
            <text:p text:style-name="P54"/>
          </table:table-cell>
        </table:table-row>
        <table:table-row table:style-name="TableLine2189265320208">
          <table:table-cell table:style-name="Tableau14.A2" office:value-type="string">
            <text:p text:style-name="P52">En effet, il n'y a pas deux hommes qui verraient, entendraient, sentiraient de la même façon</text:p>
          </table:table-cell>
          <table:table-cell table:style-name="Tableau14.B2" office:value-type="string">
            <text:p text:style-name="P54"/>
          </table:table-cell>
        </table:table-row>
        <table:table-row table:style-name="TableLine2189265323664">
          <table:table-cell table:style-name="Tableau14.A2" office:value-type="string">
            <text:p text:style-name="P52">Toute connaissance du monde est relative à celui qui en fait l’expérience</text:p>
          </table:table-cell>
          <table:table-cell table:style-name="Tableau14.B2" office:value-type="string">
            <text:p text:style-name="P55">7</text:p>
          </table:table-cell>
        </table:table-row>
      </table:table>
      <text:p text:style-name="P36"/>
      <text:p text:style-name="P49"><text:span text:style-name="T10">10</text:span><text:span text:style-name="T8">.</text:span><text:span text:style-name="T2"> </text:span><text:span text:style-name="T6">Dans le cadre d’une philosophie relativiste, la recherche de la vérité a-t-elle encore un sens ? Répondez en vous appuyant sur la définition du concept de vérité.</text:span></text:p>
      <table:table table:name="Tableau15" table:style-name="Tableau15">
        <table:table-column table:style-name="Tableau15.A"/>
        <table:table-row table:style-name="TableLine2189265324240">
          <table:table-cell table:style-name="Tableau15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7"/>
      <text:p text:style-name="P50"><text:span text:style-name="T8">11.</text:span><text:span text:style-name="T2"> S’il n’existe pas de vérité absolue, est-il encore immoral de </text:span><text:span text:style-name="T33">tromper</text:span><text:span text:style-name="T2"> autrui et de lui mentir ?</text:span></text:p>
      <table:table table:name="Tableau16" table:style-name="Tableau16">
        <table:table-column table:style-name="Tableau16.A"/>
        <table:table-row table:style-name="TableLine2189265314160">
          <table:table-cell table:style-name="Tableau16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16">II. En utilisant notre raison, il est possible de construire un savoir qui dépasse nos points de vue particuliers</text:p>
      <text:p text:style-name="P56"/>
      <text:p text:style-name="P56">Nous nous intéressons à un texte célèbre de Platon, « l’allégorie de la caverne ». Le texte peut être trouvé sur le site du cours ; la vidéo est ici : <text:a xlink:type="simple" xlink:href="https://youtu.be/ECNHz3ooWjk" text:style-name="Internet_20_link" text:visited-style-name="Visited_20_Internet_20_Link">https://youtu.be/ECNHz3ooWjk</text:a></text:p>
      <text:p text:style-name="P56"/>
      <text:p text:style-name="P56"><text:span text:style-name="T13">1.</text:span> (Construction de la caverne : voir feuille)</text:p>
      <text:p text:style-name="P56"/>
      <text:p text:style-name="P56"><text:span text:style-name="T16">2</text:span><text:span text:style-name="T13">.</text:span> De façon générale, que signifie la progression du personnage, qui passe du fond de la caverne à la contemplation du soleil ? D’où part-il, et où arrive-t-il ? <text:span text:style-name="T38">Justifiez.</text:span></text:p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58">La progression du personnage dans la caverne représente…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6"/>
      <text:p text:style-name="P57"><text:span text:style-name="T13">3.</text:span> Pour le prisonnier enchaîné dans sa caverne, à quoi la réalité se limite-t-elle ?</text:p>
      <table:table table:name="Tableau18" table:style-name="Tableau18">
        <table:table-column table:style-name="Tableau18.A"/>
        <table:table-row table:style-name="TableLine2189265325680">
          <table:table-cell table:style-name="Tableau18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7"/>
      <text:p text:style-name="P57"><text:span text:style-name="T13">4.</text:span> En quel sens les porteurs d’objets sont-ils moins ignorants que les prisonniers ?</text:p>
      <table:table table:name="Tableau19" table:style-name="Tableau19">
        <table:table-column table:style-name="Tableau19.A"/>
        <table:table-row table:style-name="TableLine2189265318768">
          <table:table-cell table:style-name="Tableau1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7"/>
      <text:p text:style-name="P57"><text:span text:style-name="T13">5.</text:span> D’après vous, qui sont ces porteurs d’objets dans la réalité ?</text:p>
      <table:table table:name="Tableau20" table:style-name="Tableau20">
        <table:table-column table:style-name="Tableau20.A"/>
        <table:table-row table:style-name="TableLine2189265316464">
          <table:table-cell table:style-name="Tableau2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7"/>
      <text:p text:style-name="P56"><text:span text:style-name="T17">6</text:span><text:span text:style-name="T13">.</text:span> Le prisonnier qui sort de la caverne voit d’abord les images et les reflets des véritables choses. Platon fait ici référence à une science particulière, qui étudie la façon dont on peut représenter de façon rigoureuse l’apparence visuelle des choses. A votre avis, à quelle science grecque Platon fait-il référence ?</text:p>
      <table:table table:name="Tableau21" table:style-name="Tableau21">
        <table:table-column table:style-name="Tableau21.A"/>
        <table:table-column table:style-name="Tableau21.B"/>
        <table:table-row table:style-name="TableLine2189265319344">
          <table:table-cell table:style-name="Tableau21.A1" office:value-type="string">
            <text:p text:style-name="Table_20_Contents">a. La physique</text:p>
          </table:table-cell>
          <table:table-cell table:style-name="Tableau21.A1" office:value-type="string">
            <text:p text:style-name="P60">b. La géométrie</text:p>
          </table:table-cell>
        </table:table-row>
        <table:table-row table:style-name="TableLine2189265322512">
          <table:table-cell table:style-name="Tableau21.A1" office:value-type="string">
            <text:p text:style-name="P60">c. La biologie</text:p>
          </table:table-cell>
          <table:table-cell table:style-name="Tableau21.A1" office:value-type="string">
            <text:p text:style-name="P60">d. La philosophie</text:p>
          </table:table-cell>
        </table:table-row>
      </table:table>
      <text:p text:style-name="P59"/>
      <text:p text:style-name="P61"><text:span text:style-name="T18">7</text:span><text:span text:style-name="T13">.</text:span> Protagoras affirmait que toute connaissance passait nécessairement par les sens. Quand nous faisons de la géométrie, avons-nous besoin d’utiliser nos sens ? Dans quelle mesure exactement ?</text:p>
      <table:table table:name="Tableau22" table:style-name="Tableau22">
        <table:table-column table:style-name="Tableau22.A"/>
        <table:table-row table:style-name="TableLine2189265314736">
          <table:table-cell table:style-name="Tableau2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4"/>
      <text:p text:style-name="P38"><text:span text:style-name="T13">8.</text:span> Par conséquent, peut-on dire que les vérités géométriques <text:span text:style-name="T33">dépendent de chacun </text:span>?</text:p>
      <table:table table:name="Tableau23" table:style-name="Tableau23">
        <table:table-column table:style-name="Tableau23.A"/>
        <table:table-row table:style-name="TableLine2189265315024">
          <table:table-cell table:style-name="Tableau2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4"/>
      <text:p text:style-name="P38"><text:span text:style-name="T18">9</text:span><text:span text:style-name="T13">.</text:span> Quand nous faisons une démonstrat<text:span text:style-name="T39">ion mathématique, pouvons-nous </text:span><text:span text:style-name="T34">tout </text:span><text:span text:style-name="T39">démontrer ? Pourquoi serait-ce problématique ?</text:span></text:p>
      <table:table table:name="Tableau24" table:style-name="Tableau24">
        <table:table-column table:style-name="Tableau24.A"/>
        <table:table-row table:style-name="TableLine2189265315888">
          <table:table-cell table:style-name="Tableau24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8"/>
      <text:p text:style-name="P39"><text:span text:style-name="T13">10.</text:span> Par conséquent, en quel sens peut-on dire que le savoir mathématique n’est <text:span text:style-name="T33">pas tout à fait</text:span> absolu ?</text:p>
      <table:table table:name="Tableau25" table:style-name="Tableau25">
        <table:table-column table:style-name="Tableau25.A"/>
        <table:table-row table:style-name="TableLine2189265317616">
          <table:table-cell table:style-name="Tableau25.A1" office:value-type="string"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</table:table>
      <text:p text:style-name="P39"/>
      <text:p text:style-name="P39"><text:span text:style-name="T13">11.</text:span> Pour Platon, la philosophie représente un savoir <text:span text:style-name="T13">supérieur</text:span> au savoir mathématique. En vous appuyant sur les limites que nous venons d’identifier, expliquez <text:span text:style-name="T40">en quel sens</text:span>.</text:p>
      <text:p text:style-name="P40">a. Parce que le savoir philosophique est plus rigoureux que le savoir mathématique</text:p>
      <text:p text:style-name="P40">b. <text:span text:style-name="T40">Parce que le savoir mathématique est trop abstrait </text:span></text:p>
      <text:p text:style-name="P40">c. Parce que la philosophie est plus utile que la mathématique</text:p>
      <text:p text:style-name="P40">d. Parce que le philosophe essaye <text:span text:style-name="T33">toujours</text:span> de remettre en question ses croyances</text:p>
      <text:p text:style-name="P39"/>
      <text:p text:style-name="P41"><text:span text:style-name="T13">12.</text:span> Pourquoi le prisonnier se fait-il tuer ? A quel personnage historique Platon pense-t-il ?</text:p>
      <table:table table:name="Tableau26" table:style-name="Tableau26">
        <table:table-column table:style-name="Tableau26.A"/>
        <table:table-row table:style-name="TableLine2189265319920">
          <table:table-cell table:style-name="Tableau26.A1" office:value-type="string"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</table:table>
      <text:p text:style-name="P41"/>
      <text:p text:style-name="P70">III. Aucun savoir sur le monde ne peut être établi <text:span text:style-name="T41">de façon définitive</text:span></text:p>
      <text:p text:style-name="P41"/>
      <text:p text:style-name="P83"><text:span text:style-name="T24">1.</text:span><text:span text:style-name="T20"> </text:span><text:span text:style-name="T31">Pour chacun des </text:span><text:span text:style-name="T27">jugements</text:span><text:span text:style-name="T31"> suivants, indiquez s’il s’agit d’une </text:span><text:span text:style-name="T28">opinion</text:span><text:span text:style-name="T31"> ou d’un </text:span><text:span text:style-name="T28">savoir</text:span><text:span text:style-name="T31">.</text:span></text:p>
      <text:p text:style-name="P79">a. J’ai l’impression qu’il fera beau demain</text:p>
      <text:p text:style-name="P78"><text:span text:style-name="T20">b. I</text:span><text:span text:style-name="T30">l existe au moins un nombre premier qui se termine par 9, parce que 19 est un nombre premier. </text:span></text:p>
      <text:p text:style-name="P79">c. J’ai pris un bol de lait au petit déjeuner ce matin</text:p>
      <text:p text:style-name="P78"><text:span text:style-name="T29">d.</text:span><text:span text:style-name="T20"> L</text:span><text:span text:style-name="T29">e Soleil</text:span><text:span text:style-name="T20"> tourne autour d</text:span><text:span text:style-name="T29">e la Terre</text:span></text:p>
      <text:p text:style-name="P81">e. Dieu existe</text:p>
      <text:p text:style-name="P81">f. Les nazis ont perdu la Seconde Guerre mondiale</text:p>
      <text:p text:style-name="P80"/>
      <text:p text:style-name="P82"><text:span text:style-name="T32">Synthèse :</text:span><text:span text:style-name="T20"> quelle différence peut-on faire entre opinion et savoir ?</text:span></text:p>
      <table:table table:name="Tableau27" table:style-name="Tableau27">
        <table:table-column table:style-name="Tableau27.A"/>
        <table:table-row table:style-name="TableLine2189453363264">
          <table:table-cell table:style-name="Tableau27.A1" office:value-type="string"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</table:table-cell>
        </table:table-row>
      </table:table>
      <text:p text:style-name="P71"/>
      <text:p text:style-name="P72"><text:span text:style-name="T13">2.</text:span> <text:span text:style-name="T46">C</text:span>lassez les justifications suivantes, de la plus faible à la plus forte. Quelles sont celles qu’on peut appeler « scientifiques » ?</text:p>
      <text:p text:style-name="P73">L<text:span text:style-name="T44">a Terre tourne autour du Soleil parce que...</text:span></text:p>
      <text:p text:style-name="P74">a. C’est la volonté de Dieu</text:p>
      <text:p text:style-name="P74">b. <text:span text:style-name="T44">Elle</text:span> subi<text:span text:style-name="T44">t</text:span> l’influence de la gravité</text:p>
      <text:p text:style-name="P74">c. Mes parents me l’ont dit</text:p>
      <text:p text:style-name="P76">d. Les scientifiques le disent</text:p>
      <text:p text:style-name="P76">e. C’est naturel</text:p>
      <text:p text:style-name="P73"/>
      <text:p text:style-name="P72"><text:span text:style-name="T13">3.</text:span> De façon générale, que veut-on dire lorsqu’on dit qu’un énoncé est « scientifique » ?</text:p>
      <table:table table:name="Tableau28" table:style-name="Tableau28">
        <table:table-column table:style-name="Tableau28.A"/>
        <table:table-row table:style-name="TableLine2189453360960">
          <table:table-cell table:style-name="Tableau28.A1" office:value-type="string"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</table:table>
      <text:p text:style-name="P72"/>
      <text:p text:style-name="P75">→ A partir de la vidéo « La démarche scientifique », par <text:span text:style-name="T42">le </text:span>CEA Recherche <text:a xlink:type="simple" xlink:href="https://www.youtube.com/watch?v=59wYmEoccF8" text:style-name="Internet_20_link" text:visited-style-name="Visited_20_Internet_20_Link">https://www.youtube.com/watch?v=59wYmEoccF8</text:a> </text:p>
      <text:p text:style-name="P75"/>
      <text:p text:style-name="P66"><text:span text:style-name="T15">4.</text:span><text:span text:style-name="T45"> </text:span>Remettez dans le bon ordre les différentes étapes de la démarche scientifique</text:p>
      <table:table table:name="Tableau33" table:style-name="Tableau33">
        <table:table-column table:style-name="Tableau33.A"/>
        <table:table-column table:style-name="Tableau33.B"/>
        <table:table-row table:style-name="TableLine2189410463920">
          <table:table-cell table:style-name="Tableau33.A1" office:value-type="string">
            <text:p text:style-name="P62">On fait des prédictions</text:p>
          </table:table-cell>
          <table:table-cell table:style-name="Tableau33.B1" office:value-type="string">
            <text:p text:style-name="P62"/>
          </table:table-cell>
        </table:table-row>
        <table:table-row table:style-name="TableLine2189410463920">
          <table:table-cell table:style-name="Tableau33.A2" office:value-type="string">
            <text:p text:style-name="P62">On écarte les mauvaises hypothèses et on garde les bonnes</text:p>
          </table:table-cell>
          <table:table-cell table:style-name="Tableau33.B2" office:value-type="string">
            <text:p text:style-name="P62"/>
          </table:table-cell>
        </table:table-row>
        <table:table-row table:style-name="TableLine2189410463920">
          <table:table-cell table:style-name="Tableau33.A2" office:value-type="string">
            <text:p text:style-name="P62">On construit un modèle</text:p>
          </table:table-cell>
          <table:table-cell table:style-name="Tableau33.B2" office:value-type="string">
            <text:p text:style-name="P62"/>
          </table:table-cell>
        </table:table-row>
        <table:table-row table:style-name="TableLine2189410463920">
          <table:table-cell table:style-name="Tableau33.A2" office:value-type="string">
            <text:p text:style-name="P62">On formule des hypothèses</text:p>
          </table:table-cell>
          <table:table-cell table:style-name="Tableau33.B2" office:value-type="string">
            <text:p text:style-name="P62"/>
          </table:table-cell>
        </table:table-row>
        <table:table-row table:style-name="TableLine2189410463920">
          <table:table-cell table:style-name="Tableau33.A2" office:value-type="string">
            <text:p text:style-name="P62">On procède à des tests à l’aide d’observations (ou d’expériences)</text:p>
          </table:table-cell>
          <table:table-cell table:style-name="Tableau33.B2" office:value-type="string">
            <text:p text:style-name="P62"/>
          </table:table-cell>
        </table:table-row>
      </table:table>
      <text:p text:style-name="P66"><text:soft-page-break/><text:span text:style-name="T15">5.</text:span><text:span text:style-name="T45"> </text:span>Expliquez la différence entre l’observation et l’expérimentation. Quel est l’avantage de l’expérimentation ? Est-il toujours possible d’expérimenter ?</text:p>
      <table:table table:name="Tableau30" table:style-name="Tableau30">
        <table:table-column table:style-name="Tableau30.A"/>
        <table:table-row table:style-name="TableLine2189565293776">
          <table:table-cell table:style-name="Tableau30.A1" office:value-type="string">
            <text:p text:style-name="P62"/>
            <text:p text:style-name="P62"/>
            <text:p text:style-name="P62"/>
            <text:p text:style-name="P62"/>
          </table:table-cell>
        </table:table-row>
      </table:table>
      <text:p text:style-name="P41"/>
      <text:p text:style-name="P67"><text:span text:style-name="T13">6.</text:span> Une théorie scientifique peut-elle être définitivement acquise ? Pourquoi ?</text:p>
      <table:table table:name="Tableau31" table:style-name="Tableau31">
        <table:table-column table:style-name="Tableau31.A"/>
        <table:table-row table:style-name="TableLine2189565295504">
          <table:table-cell table:style-name="Tableau31.A1" office:value-type="string"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</table:table>
      <text:p text:style-name="P67"/>
      <text:p text:style-name="P67"><text:span text:style-name="T13">7.</text:span> Si aucune théorie scientifique n’est acquise, pour quelles raisons devrait-on faire confiance aux théories scientifiques actuelles ?</text:p>
      <table:table table:name="Tableau32" table:style-name="Tableau32">
        <table:table-column table:style-name="Tableau32.A"/>
        <table:table-row table:style-name="TableLine2189421174256">
          <table:table-cell table:style-name="Tableau32.A1" office:value-type="string"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</table:table>
      <text:p text:style-name="P67"/>
      <text:p text:style-name="P77"><text:span text:style-name="T19">8.</text:span><text:span text:style-name="T47"> Question sur t</text:span>exte : </text:p>
      <table:table table:name="Tableau29" table:style-name="Tableau29">
        <table:table-column table:style-name="Tableau29.A"/>
        <table:table-row table:style-name="TableLine2189445531664">
          <table:table-cell table:style-name="Tableau29.A1" office:value-type="string">
            <text:p text:style-name="P84"><text:tab/>Que sont les révolutions scientifiques et quelle est leur fonction dans le développement de la science? [...] les révolutions scientifiques sont ici considérées comme des épisodes non cumulatifs de développement, dans lesquels un paradigme plus ancien est remplacé, en totalité ou en partie, par un nouveau paradigme<text:note text:id="ftn0" text:note-class="footnote"><text:note-citation>2</text:note-citation><text:note-body><text:p text:style-name="P63">Modèle cohérent du monde reposant sur un fondement défini et tenu pour vrai par la communauté scientifique d’une époque donnée</text:p></text:note-body></text:note> incompatible. <text:span text:style-name="T43">[...]</text:span></text:p>
            <text:p text:style-name="P85"><text:span text:style-name="T43"><text:tab/>L</text:span>es révolutions scientifiques commencent avec le sentiment croissant, souvent restreint à une petite fraction de la communauté scientifique, qu'un paradigme a cessé de fonctionner de manière satisfaisante pour l'exploration d'un aspect de la nature sur lequel ce même paradigme a antérieurement dirigé les recherches. Dans le développement politique comme dans celui des sciences, le sentiment d'un fonctionnement défectueux, susceptible d'aboutir à une crise, est la condition indispensable des révolutions.</text:p>
            <text:p text:style-name="P85"><text:tab/>Les astronomes, par exemple, pouvaient accepter les rayons X comme une simple addition aux connaissances existantes, car leurs paradigmes n'étaient pas affectés par l'intrusion de la nouvelle radiation. Mais pour des hommes comme Kelvin<text:note text:id="ftn2" text:note-class="footnote"><text:note-citation>3</text:note-citation><text:note-body><text:p text:style-name="P63">Lo<text:span text:style-name="T48">r</text:span>d Kelvin (1824-1907), physicien britannique reconnu pour ses travaux en thermodynamique</text:p></text:note-body></text:note>, Crookes et Roentgen<text:note text:id="ftn3" text:note-class="footnote"><text:note-citation>4</text:note-citation><text:note-body><text:p text:style-name="P63">William Crookes (1832-1919) et Wilhelm Roentgen (1845-1923) : physiciens britanniques à l’origine de la découverte des rayons X. <text:span text:style-name="T48">Dans le chapitre V, Kuhn raconte la façon dont Roentgen découvre les rayons X en s’apercevant qu’une expérience sur les rayons cathodique émettant une certaine lueur sur un écran placé à quelque distance de son appareillage blindé, ce qui n’était ni prédictible ni explicable par les théories en vigueur.</text:span></text:p></text:note-body></text:note>, dont les recherches portaient sur la théorie des radiations ou les tubes de rayons cathodiques, l'apparition des rayons X a obligatoirement violé un paradigme tout en en créant un autre. C'est pourquoi ces rayons n'ont pu être découverts qu'à l'occasion d'une difficulté rencontrée dans la progression de la science normale.</text:p>
            <text:p text:style-name="P88">Thomas Kuhn, <text:span text:style-name="T33">La Structure des révolutions scientifiques </text:span><text:span text:style-name="T2">(1962</text:span><text:span text:style-name="T7">), VIII</text:span></text:p>
          </table:table-cell>
        </table:table-row>
      </table:table>
      <text:p text:style-name="P68"/>
      <text:p text:style-name="P69"><text:span text:style-name="T32">Question :</text:span> La science progresse-t-elle en accumulant de plus en plus de théories prouvées ?</text:p>
      <text:p text:style-name="P68"/>
      <text:p text:style-name="P68"/>
      <text:p text:style-name="P68">Pour aller plus loin : « l’histoire de la démarche scientifique », sur la chaîne du CEA : <text:a xlink:type="simple" xlink:href="https://www.youtube.com/watch?v=G3aQ74YeQ2c" text:style-name="Internet_20_link" text:visited-style-name="Visited_20_Internet_20_Link">https://www.youtube.com/watch?v=G3aQ74YeQ2c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5:40:34.953000000</meta:creation-date>
    <dc:date>2022-10-11T22:42:34.512000000</dc:date>
    <meta:editing-duration>PT1H17M43S</meta:editing-duration>
    <meta:editing-cycles>10</meta:editing-cycles>
    <meta:generator>LibreOffice/7.3.1.3$Windows_X86_64 LibreOffice_project/a69ca51ded25f3eefd52d7bf9a5fad8c90b87951</meta:generator>
    <meta:document-statistic meta:table-count="33" meta:image-count="0" meta:object-count="0" meta:page-count="8" meta:paragraph-count="137" meta:word-count="1904" meta:character-count="11409" meta:non-whitespace-character-count="9629"/>
  </office:meta>
</office:document-meta>
</file>